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2c6f5" officeooo:paragraph-rsid="0012c6f5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2c6f5" officeooo:paragraph-rsid="0012c6f5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5pt" officeooo:rsid="0012c6f5" officeooo:paragraph-rsid="0012c6f5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2c6f5" officeooo:paragraph-rsid="0012c6f5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2c6f5" officeooo:paragraph-rsid="0012c6f5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Wi-Fi firmware for ESP32</text:p>
      <text:p text:style-name="P1"/>
      <text:p text:style-name="P3">Rafael Conceição, nº 41486, e-mail: A41486@alunos.isel.pt, tel.: 967568496</text:p>
      <text:p text:style-name="P3">Eduardo Tavares, nº 49454, e-mail: A49454@alunos.isel.pt, tel.: 912400426</text:p>
      <text:p text:style-name="P3"/>
      <text:p text:style-name="P3">Advisors:</text:p>
      <text:p text:style-name="P3">Diego Passos, e-mail: diego.passos@isel.pt</text:p>
      <text:p text:style-name="P3">Fernanda Passos, e-mail: <text:a xlink:type="simple" xlink:href="mailto:fernanda.passos@isel.pt" text:style-name="Internet_20_link" text:visited-style-name="Visited_20_Internet_20_Link">fernanda.passos@isel.pt</text:a></text:p>
      <text:p text:style-name="P3"/>
      <text:p text:style-name="P2"/>
      <text:p text:style-name="P5">Intruduction</text:p>
      <text:p text:style-name="P5"><text:span text:style-name="T1"/></text:p>
      <text:p text:style-name="P5">Tools</text:p>
      <text:p text:style-name="P4"><text:span text:style-name="T1"/></text:p>
      <text:p text:style-name="P4"><text:span text:style-name="T1"><text:tab/>For this project we will use Arduino IDE as the development environment, an ESP32 board, and a C1101 as a radio. We will use the library provided by the advisors which will provide the drivers for the radio.</text:span></text:p>
      <text:p text:style-name="P4"><text:span text:style-name="T1"><text:tab/>The programming language used for this project will be C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2:52:49.946970882</meta:creation-date>
    <dc:date>2025-03-05T13:10:14.889440626</dc:date>
    <meta:editing-duration>PT5M41S</meta:editing-duration>
    <meta:editing-cycles>1</meta:editing-cycles>
    <meta:document-statistic meta:table-count="0" meta:image-count="0" meta:object-count="0" meta:page-count="1" meta:paragraph-count="10" meta:word-count="79" meta:character-count="553" meta:non-whitespace-character-count="482"/>
    <meta:generator>LibreOffice/24.2.7.2$Linux_X86_64 LibreOffice_project/420$Build-2</meta:generator>
  </office:meta>
</office:document-meta>
</file>